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entury Gothic" svg:font-family="'Century Gothic', sans-serif"/>
    <style:font-face style:name="OpenSymbol" svg:font-family="OpenSymbol"/>
    <style:font-face style:name="Tahoma2" svg:font-family="Tahoma"/>
    <style:font-face style:name="Tahoma" svg:font-family="Tahoma, sans-serif"/>
    <style:font-face style:name="Times New Roman1" svg:font-family="'Times New Roman'"/>
    <style:font-face style:name="Tw Cen MT" svg:font-family="'Tw Cen MT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9.75pt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ahoma" fo:font-size="8pt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ahoma" fo:font-size="8.25pt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7" style:family="paragraph" style:parent-style-name="Text_20_body" style:list-style-name="L1">
      <style:paragraph-properties fo:margin-left="0.397cm" fo:margin-right="0cm" fo:text-indent="0cm" style:auto-text-indent="false"/>
    </style:style>
    <style:style style:name="P8" style:family="paragraph" style:parent-style-name="Text_20_body">
      <style:paragraph-properties fo:margin-left="1.27cm" fo:margin-right="0cm" fo:text-indent="0cm" style:auto-text-indent="false"/>
      <style:text-properties style:font-name="arial" fo:font-size="9.75pt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style:line-height-at-least="0.561cm" fo:text-indent="0cm" style:auto-text-indent="false"/>
      <style:text-properties style:font-name="arial" fo:font-size="9.75pt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9.75pt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style:line-height-at-least="0.561cm" fo:text-indent="0cm" style:auto-text-indent="false"/>
      <style:text-properties style:font-name="Century Gothic" fo:font-size="10pt" fo:language="es" fo:country="ES"/>
    </style:style>
    <style:style style:name="T1" style:family="text">
      <style:text-properties style:font-name="arial" fo:font-size="9.75pt"/>
    </style:style>
    <style:style style:name="T2" style:family="text">
      <style:text-properties style:font-name="Century Gothic" fo:font-size="10pt" fo:language="es" fo:country="CR"/>
    </style:style>
    <style:style style:name="T3" style:family="text">
      <style:text-properties style:font-name="Century Gothic" fo:font-size="10pt" fo:language="es" fo:country="ES"/>
    </style:style>
    <style:style style:name="T4" style:family="text">
      <style:text-properties style:font-name="Century Gothic" fo:font-size="10pt" fo:language="en" fo:country="US"/>
    </style:style>
    <style:style style:name="T5" style:family="text">
      <style:text-properties style:font-name="Wingdings" fo:font-size="10pt" fo:language="es" fo:country="ES"/>
    </style:style>
    <style:style style:name="T6" style:family="text">
      <style:text-properties style:font-name="Times New Roman1" fo:font-size="7pt" fo:language="es" fo:country="ES"/>
    </style:style>
    <style:style style:name="T7" style:family="text">
      <style:text-properties fo:color="#008000" style:font-name="Tw Cen MT" fo:font-size="10pt" fo:font-weight="bold"/>
    </style:style>
    <style:style style:name="T8" style:family="text">
      <style:text-properties fo:color="#008000" style:font-name="Tw Cen MT" fo:font-size="10pt" style:text-underline-style="solid" style:text-underline-width="auto" style:text-underline-color="font-color" fo:font-weight="bold"/>
    </style:style>
    <style:style style:name="T9" style:family="text">
      <style:text-properties fo:color="#000080" style:font-name="Tw Cen MT" fo:font-size="10pt" fo:font-weight="bold"/>
    </style:style>
    <style:style style:name="T10" style:family="text">
      <style:text-properties fo:color="#002060" style:font-name="Tw Cen MT" fo:font-size="10pt" fo:font-weight="bold"/>
    </style:style>
    <style:style style:name="T11" style:family="text">
      <style:text-properties fo:color="#00b050" style:font-name="Tw Cen MT" fo:font-size="10pt" style:text-underline-style="solid" style:text-underline-width="auto" style:text-underline-color="font-color" fo:font-weight="bold"/>
    </style:style>
    <style:style style:name="T12" style:family="text">
      <style:text-properties style:font-name="Tw Cen MT" fo:font-size="10pt" fo:font-weight="bold"/>
    </style:style>
    <style:style style:name="T13" style:family="text">
      <style:text-properties style:font-name="Tahoma" fo:font-size="8pt"/>
    </style:style>
    <style:style style:name="T14" style:family="text">
      <style:text-properties style:font-name="Tahoma" fo:font-size="8.2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 Lucas. </text:p>
      <text:p text:style-name="Standard"/>
      <text:p text:style-name="Standard">1.A continuación le envío  los datos de reserva y dirección del hotel.</text:p>
      <text:p text:style-name="Standard"/>
      <text:p text:style-name="P1">Reciba un cordial saludo de nuestra parte.</text:p>
      <text:p text:style-name="P2"> <text:span text:style-name="T1">Por medio de la presente me permito confirmarle la reserva a nombre del Señor LUCAS GARIBALDI del 8 al 11 de mayo en acomodación sencilla; el valor por noche es de $ 120.000, el cual le incluye:</text:span><text:line-break/> </text:p>
      <text:list xml:id="list41509887" text:style-name="L1">
        <text:list-item>
          <text:p text:style-name="P7"> <text:span text:style-name="T2">Desayuno Tipo Americano (A partir de la 1° Noche de Alojamiento)</text:span><text:span text:style-name="T1"> </text:span></text:p>
        </text:list-item>
      </text:list>
      <text:p text:style-name="P8"><text:span text:style-name="T5">ü  </text:span><text:span text:style-name="T3">Jugo de Naranja, Fruta o cereal con yogurth</text:span></text:p>
      <text:p text:style-name="P8"><text:span text:style-name="T5">ü  </text:span><text:span text:style-name="T6">B</text:span><text:span text:style-name="T3">ebida Caliente (Café, Chocolate, Té o Milo)</text:span></text:p>
      <text:p text:style-name="P8"><text:span text:style-name="T5">ü  </text:span><text:span text:style-name="T3">Huevos al Gusto (Revueltos, Pericos, Jamón, Queso, Jamón y Queso, Fritos, Rancheros )</text:span></text:p>
      <text:p text:style-name="P8"><text:span text:style-name="T5">ü  </text:span><text:span text:style-name="T3">Pan, Tostadas o Arepas</text:span></text:p>
      <text:p text:style-name="P8"><text:span text:style-name="T5">ü  </text:span><text:span text:style-name="T3">Mantequilla y Mermelada</text:span></text:p>
      <text:list xml:id="list41520595" text:style-name="L2">
        <text:list-item>
          <text:p text:style-name="P9"><text:span text:style-name="T3">Baño privado con agua caliente</text:span> </text:p>
        </text:list-item>
        <text:list-item>
          <text:p text:style-name="P9"><text:span text:style-name="T3">Televisión por cable</text:span> </text:p>
        </text:list-item>
        <text:list-item>
          <text:p text:style-name="P9"><text:span text:style-name="T3">Cajilla de seguridad</text:span> </text:p>
        </text:list-item>
        <text:list-item>
          <text:p text:style-name="P11">Internet</text:p>
        </text:list-item>
        <text:list-item>
          <text:p text:style-name="P11">Wi-Fi</text:p>
        </text:list-item>
        <text:list-item>
          <text:p text:style-name="P9"><text:span text:style-name="T3">Servicio de Camarera</text:span> </text:p>
        </text:list-item>
        <text:list-item>
          <text:p text:style-name="P10"><text:span text:style-name="T2">Seguro Hotelero e impuestos hoteleros</text:span> </text:p>
        </text:list-item>
        <text:list-item>
          <text:p text:style-name="P9"><text:span text:style-name="T4">Recepción las 24 horas (Check in 3:00 P.M. - Check Out 1:00 P.M.)</text:span> </text:p>
        </text:list-item>
      </text:list>
      <text:p text:style-name="Text_20_body"> <text:line-break/><text:span text:style-name="T1">Cordialmente, </text:span></text:p>
      <text:p text:style-name="Text_20_body"><text:span text:style-name="T7">ALEXANDRA RAMIREZ</text:span><text:span text:style-name="T12"><text:line-break/></text:span><text:span text:style-name="T9">Administradora</text:span><text:span text:style-name="T12"><text:line-break/></text:span><text:span text:style-name="T7">Hotel ParkWay Bogotá Ltda.<text:line-break/></text:span><text:span text:style-name="T9">Teléfonos:</text:span><text:span text:style-name="T12"> </text:span><text:span text:style-name="T7">(57-1) 288 5090 - 91</text:span><text:span text:style-name="T12"><text:line-break/></text:span><text:span text:style-name="T9">E-mail</text:span><text:span text:style-name="T10">: </text:span><text:a xlink:type="simple" xlink:href="mailto:hotelparkway@live.com" office:target-frame-name="_blank" xlink:show="new"><text:span text:style-name="T7">hotelparkway@live.com</text:span></text:a><text:span text:style-name="T12"><text:line-break/></text:span><text:span text:style-name="T9">Web:</text:span><text:span text:style-name="T12"> </text:span><text:a xlink:type="simple" xlink:href="http://www.hotelparkway.com.co/" office:target-frame-name="_blank" xlink:show="new"><text:span text:style-name="T8">www.hotelparkway.com.co</text:span></text:a><text:span text:style-name="T11"> </text:span><text:span text:style-name="T12"><text:line-break/></text:span><text:span text:style-name="T9">Dirección:</text:span><text:span text:style-name="T12"> </text:span><text:span text:style-name="T7">Av.Cra. 24 Nº 39 B 32 La Soledad</text:span><text:span text:style-name="T12"><text:line-break/></text:span><text:span text:style-name="T9">Bogotá - Colombia</text:span></text:p>
      <text:p text:style-name="P3"/>
      <text:p text:style-name="P3">2. Dirección del LABUN </text:p>
      <text:p text:style-name="P3">Universidad Nacional de Colombia</text:p>
      <text:p text:style-name="P4">Carrera 30 No. 45-03 </text:p>
      <text:p text:style-name="P6"><text:span text:style-name="T13">Departamento de Biología Laboratorio 128</text:span>  </text:p>
      <text:p text:style-name="P6"><text:span text:style-name="T13">Teléfono (s): </text:span> <text:span text:style-name="T13">Fax: 57 (1) 316 5310</text:span>  <text:span text:style-name="T13">Conmutador: 316 5000 Ext.: 11335</text:span></text:p>
      <text:p text:style-name="P4">celular personal:  3002107614</text:p>
      <text:p text:style-name="P4"/>
      <text:p text:style-name="P6"><text:span text:style-name="T14">3. Es posible que a esa hora se demore en ir hasta la FAO y regresar a la Universidad. Tan pronto este de regreso se comunica conmigo para estar pendiente de su llegada a la Universidad. </text:span></text:p>
      <text:p text:style-name="P5">Saludos </text:p>
      <text:section text:style-name="Sect1" text:name=":8e">
        <text:p text:style-name="P3"><draw:frame draw:style-name="fr1" draw:name="graphics1" text:anchor-type="as-char" svg:width="0.026cm" svg:height="0.041cm" draw:z-index="0"><draw:image xlink:href="https://mail.google.com/mail/u/0/images/cleardot.gif" xlink:type="simple" xlink:show="embed" xlink:actuate="onLoad"/></draw:frame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Century Gothic" svg:font-family="'Century Gothic', sans-serif"/>
    <style:font-face style:name="OpenSymbol" svg:font-family="OpenSymbol"/>
    <style:font-face style:name="Tahoma2" svg:font-family="Tahoma"/>
    <style:font-face style:name="Tahoma" svg:font-family="Tahoma, sans-serif"/>
    <style:font-face style:name="Times New Roman1" svg:font-family="'Times New Roman'"/>
    <style:font-face style:name="Tw Cen MT" svg:font-family="'Tw Cen MT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932b512-69e3009-7a10e5c-fc86223-a55908</meta:generator>
    <dc:date>2013-05-02T21:37:28.71</dc:date>
    <meta:document-statistic meta:table-count="0" meta:image-count="1" meta:object-count="0" meta:page-count="1" meta:paragraph-count="29" meta:word-count="159" meta:character-count="1480" meta:non-whitespace-character-count="758"/>
    <meta:user-defined meta:name="Info 1"/>
    <meta:user-defined meta:name="Info 2"/>
    <meta:user-defined meta:name="Info 3"/>
    <meta:user-defined meta:name="Info 4"/>
  </office:meta>
</office:document-meta>
</file>